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" svg:font-family="Arial" style:font-family-generic="roman" style:font-pitch="variable"/>
    <style:font-face style:name="Envision Roman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Envision Roman1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P3" style:family="paragraph" style:parent-style-name="Heading_20_2">
      <style:paragraph-properties fo:break-before="column"/>
      <style:text-properties fo:language="en" fo:country="US"/>
    </style:style>
    <style:style style:name="P4" style:family="paragraph" style:parent-style-name="Heading_20_2">
      <style:paragraph-properties fo:break-before="page"/>
      <style:text-properties fo:language="en" fo:country="US"/>
    </style:style>
    <style:style style:name="P5" style:family="paragraph" style:parent-style-name="Heading_20_2">
      <style:paragraph-properties fo:break-before="page"/>
      <style:text-properties fo:language="en" fo:country="US" officeooo:rsid="00988308" officeooo:paragraph-rsid="00988308"/>
    </style:style>
    <style:style style:name="P6" style:family="paragraph" style:parent-style-name="Heading_20_2">
      <style:paragraph-properties fo:break-before="page"/>
      <style:text-properties fo:language="en" fo:country="US" officeooo:rsid="00528a0b" officeooo:paragraph-rsid="00528a0b"/>
    </style:style>
    <style:style style:name="P7" style:family="paragraph" style:parent-style-name="Heading_20_2">
      <style:paragraph-properties fo:break-before="page"/>
      <style:text-properties fo:language="en" fo:country="US" officeooo:rsid="00b93d29" officeooo:paragraph-rsid="00b93d29"/>
    </style:style>
    <style:style style:name="P8" style:family="paragraph" style:parent-style-name="Exalted">
      <style:text-properties fo:font-size="24pt" fo:language="en" fo:country="US" style:font-size-asian="24pt" style:font-size-complex="24pt"/>
    </style:style>
    <style:style style:name="P9" style:family="paragraph" style:parent-style-name="Exalted">
      <style:text-properties fo:language="en" fo:country="US"/>
    </style:style>
    <style:style style:name="P10" style:family="paragraph" style:parent-style-name="Exalted">
      <style:text-properties fo:language="en" fo:country="US" officeooo:paragraph-rsid="0054ea77"/>
    </style:style>
    <style:style style:name="P11" style:family="paragraph" style:parent-style-name="Exalted">
      <style:text-properties fo:language="en" fo:country="US" officeooo:rsid="0054ea77" officeooo:paragraph-rsid="0054ea77"/>
    </style:style>
    <style:style style:name="P12" style:family="paragraph" style:parent-style-name="Exalted">
      <style:text-properties fo:language="en" fo:country="US" fo:font-weight="bold" officeooo:rsid="00883362" officeooo:paragraph-rsid="00883362" style:font-weight-asian="bold" style:font-weight-complex="bold"/>
    </style:style>
    <style:style style:name="P13" style:family="paragraph" style:parent-style-name="Exalted">
      <style:text-properties fo:language="en" fo:country="US" fo:font-weight="bold" officeooo:rsid="00528a0b" officeooo:paragraph-rsid="00528a0b" style:font-weight-asian="bold" style:font-weight-complex="bold"/>
    </style:style>
    <style:style style:name="P14" style:family="paragraph" style:parent-style-name="Exalted">
      <style:text-properties fo:language="en" fo:country="US" fo:font-weight="normal" officeooo:rsid="00883362" officeooo:paragraph-rsid="00883362" style:font-weight-asian="normal" style:font-weight-complex="normal"/>
    </style:style>
    <style:style style:name="P15" style:family="paragraph" style:parent-style-name="Exalted">
      <style:text-properties fo:language="en" fo:country="US" fo:font-weight="normal" officeooo:rsid="00528a0b" officeooo:paragraph-rsid="00528a0b" style:font-weight-asian="normal" style:font-weight-complex="normal"/>
    </style:style>
    <style:style style:name="P16" style:family="paragraph" style:parent-style-name="Exalted">
      <style:text-properties fo:language="en" fo:country="US" officeooo:paragraph-rsid="006116c5"/>
    </style:style>
    <style:style style:name="P17" style:family="paragraph" style:parent-style-name="Exalted">
      <style:text-properties fo:language="en" fo:country="US" officeooo:paragraph-rsid="00122021"/>
    </style:style>
    <style:style style:name="P18" style:family="paragraph" style:parent-style-name="Exalted">
      <style:text-properties fo:language="en" fo:country="US" officeooo:paragraph-rsid="005fbaa3"/>
    </style:style>
    <style:style style:name="P19" style:family="paragraph" style:parent-style-name="Exalted">
      <style:text-properties fo:language="en" fo:country="US" officeooo:paragraph-rsid="0067e937"/>
    </style:style>
    <style:style style:name="P20" style:family="paragraph" style:parent-style-name="Exalted">
      <style:text-properties fo:language="en" fo:country="US" officeooo:paragraph-rsid="00130601"/>
    </style:style>
    <style:style style:name="P21" style:family="paragraph" style:parent-style-name="Exalted">
      <style:text-properties fo:language="en" fo:country="US" officeooo:paragraph-rsid="001d23d3"/>
    </style:style>
    <style:style style:name="P22" style:family="paragraph" style:parent-style-name="Exalted">
      <style:text-properties fo:language="en" fo:country="US" officeooo:paragraph-rsid="007903c6"/>
    </style:style>
    <style:style style:name="P23" style:family="paragraph" style:parent-style-name="Exalted">
      <style:text-properties fo:language="en" fo:country="US" officeooo:rsid="007903c6" officeooo:paragraph-rsid="007903c6"/>
    </style:style>
    <style:style style:name="P24" style:family="paragraph" style:parent-style-name="Exalted">
      <style:text-properties fo:language="en" fo:country="US" officeooo:rsid="007903c6" officeooo:paragraph-rsid="007bd215"/>
    </style:style>
    <style:style style:name="P25" style:family="paragraph" style:parent-style-name="Exalted">
      <style:text-properties fo:language="en" fo:country="US" officeooo:paragraph-rsid="007bd215"/>
    </style:style>
    <style:style style:name="P26" style:family="paragraph" style:parent-style-name="Exalted">
      <style:text-properties fo:language="en" fo:country="US" officeooo:paragraph-rsid="0090f9a1"/>
    </style:style>
    <style:style style:name="P27" style:family="paragraph" style:parent-style-name="Exalted">
      <style:text-properties fo:language="en" fo:country="US" officeooo:rsid="003b1229" officeooo:paragraph-rsid="0090f9a1"/>
    </style:style>
    <style:style style:name="P28" style:family="paragraph" style:parent-style-name="Exalted">
      <style:text-properties fo:language="en" fo:country="US" officeooo:paragraph-rsid="007fb53c"/>
    </style:style>
    <style:style style:name="P29" style:family="paragraph" style:parent-style-name="Exalted">
      <style:text-properties fo:language="en" fo:country="US" officeooo:paragraph-rsid="00968036"/>
    </style:style>
    <style:style style:name="P30" style:family="paragraph" style:parent-style-name="Exalted">
      <style:text-properties fo:language="en" fo:country="US" officeooo:rsid="00988308" officeooo:paragraph-rsid="00988308"/>
    </style:style>
    <style:style style:name="P31" style:family="paragraph" style:parent-style-name="Exalted">
      <style:text-properties style:use-window-font-color="true" loext:opacity="0%" style:font-name="Times New Roman" fo:font-size="10pt" fo:language="en" fo:country="US" officeooo:rsid="00618e92" officeooo:paragraph-rsid="00618e92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32" style:family="paragraph" style:parent-style-name="Exalted">
      <style:text-properties style:use-window-font-color="true" loext:opacity="0%" style:font-name="Times New Roman" fo:font-size="10pt" fo:language="en" fo:country="US" officeooo:rsid="0070fa70" officeooo:paragraph-rsid="006f0f4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33" style:family="paragraph" style:parent-style-name="Exalted">
      <style:text-properties officeooo:paragraph-rsid="0080acb5"/>
    </style:style>
    <style:style style:name="P34" style:family="paragraph" style:parent-style-name="Exalted">
      <style:text-properties officeooo:paragraph-rsid="00a7aa1b"/>
    </style:style>
    <style:style style:name="P35" style:family="paragraph" style:parent-style-name="Exalted">
      <style:text-properties officeooo:paragraph-rsid="00b22d12"/>
    </style:style>
    <style:style style:name="P36" style:family="paragraph" style:parent-style-name="Exalted">
      <style:text-properties officeooo:paragraph-rsid="00b3e274"/>
    </style:style>
    <style:style style:name="P37" style:family="paragraph" style:parent-style-name="Exalted">
      <style:text-properties officeooo:rsid="00b4c839" officeooo:paragraph-rsid="00b4c839"/>
    </style:style>
    <style:style style:name="P38" style:family="paragraph" style:parent-style-name="Exalted">
      <style:text-properties officeooo:paragraph-rsid="00b95fb3"/>
    </style:style>
    <style:style style:name="P39" style:family="paragraph" style:parent-style-name="Exalted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fo:language="en" fo:country="US" fo:hyphenate="false" fo:hyphenation-remain-char-count="2" fo:hyphenation-push-char-count="2" loext:hyphenation-no-caps="false"/>
    </style:style>
    <style:style style:name="P40" style:family="paragraph" style:parent-style-name="Heading_20_3">
      <style:paragraph-properties fo:margin-top="0in" fo:margin-bottom="0in" style:contextual-spacing="false" fo:line-height="100%"/>
      <style:text-properties style:font-name="Sorts Mill Goudy" fo:language="en" fo:country="US" style:font-name-asian="Sorts Mill Goudy1" style:font-name-complex="Sorts Mill Goudy1"/>
    </style:style>
    <style:style style:name="P41" style:family="paragraph" style:parent-style-name="Heading_20_3">
      <style:paragraph-properties fo:margin-top="0in" fo:margin-bottom="0in" style:contextual-spacing="false" fo:line-height="100%"/>
      <style:text-properties style:font-name="Sorts Mill Goudy" fo:language="en" fo:country="US" officeooo:paragraph-rsid="0054ea77" style:font-name-asian="Sorts Mill Goudy1" style:font-name-complex="Sorts Mill Goudy1"/>
    </style:style>
    <style:style style:name="P42" style:family="paragraph" style:parent-style-name="Heading_20_3">
      <style:paragraph-properties fo:margin-top="0in" fo:margin-bottom="0in" style:contextual-spacing="false" fo:line-height="100%"/>
      <style:text-properties style:font-name="Sorts Mill Goudy" fo:language="en" fo:country="US" officeooo:paragraph-rsid="005fbaa3" style:font-name-asian="Sorts Mill Goudy1" style:font-name-complex="Sorts Mill Goudy1"/>
    </style:style>
    <style:style style:name="P43" style:family="paragraph" style:parent-style-name="Heading_20_3">
      <style:paragraph-properties fo:margin-top="0in" fo:margin-bottom="0in" style:contextual-spacing="false" fo:line-height="100%"/>
      <style:text-properties fo:language="en" fo:country="US" officeooo:paragraph-rsid="006116c5"/>
    </style:style>
    <style:style style:name="P44" style:family="paragraph" style:parent-style-name="Heading_20_3">
      <style:paragraph-properties fo:margin-top="0in" fo:margin-bottom="0in" style:contextual-spacing="false" fo:line-height="100%"/>
      <style:text-properties style:use-window-font-color="true" loext:opacity="0%" style:font-name="Times New Roman" fo:font-size="10pt" fo:language="en" fo:country="US" officeooo:rsid="0076c8ae" officeooo:paragraph-rsid="0069a26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45" style:family="paragraph" style:parent-style-name="Heading_20_3">
      <style:text-properties fo:language="en" fo:country="US"/>
    </style:style>
    <style:style style:name="P46" style:family="paragraph" style:parent-style-name="Heading_20_3">
      <style:text-properties fo:language="en" fo:country="US" officeooo:rsid="00883362" officeooo:paragraph-rsid="00883362"/>
    </style:style>
    <style:style style:name="P47" style:family="paragraph" style:parent-style-name="Heading_20_3">
      <style:text-properties fo:language="en" fo:country="US" officeooo:paragraph-rsid="0090f9a1"/>
    </style:style>
    <style:style style:name="P48" style:family="paragraph" style:parent-style-name="Heading_20_3">
      <style:text-properties fo:language="en" fo:country="US" officeooo:rsid="00528a0b" officeooo:paragraph-rsid="00528a0b"/>
    </style:style>
    <style:style style:name="P49" style:family="paragraph" style:parent-style-name="Heading_20_3">
      <style:text-properties fo:color="#3d85c6" loext:opacity="100%" style:font-name="Goudy" fo:font-size="12pt" fo:language="en" fo:country="US" officeooo:rsid="007903c6" officeooo:paragraph-rsid="007903c6" style:letter-kerning="false" style:font-name-asian="Modern Antiqua1" style:font-size-asian="12pt" style:language-asian="zh" style:country-asian="CN" style:font-name-complex="Modern Antiqua1" style:font-size-complex="12pt" style:language-complex="hi" style:country-complex="IN"/>
    </style:style>
    <style:style style:name="P50" style:family="paragraph" style:parent-style-name="Heading_20_3">
      <style:text-properties fo:color="#3d85c6" loext:opacity="100%" style:font-name="Goudy" fo:font-size="12pt" fo:language="en" fo:country="US" officeooo:rsid="007bd215" officeooo:paragraph-rsid="007bd215" style:letter-kerning="false" style:font-name-asian="Modern Antiqua1" style:font-size-asian="12pt" style:language-asian="zh" style:country-asian="CN" style:font-name-complex="Modern Antiqua1" style:font-size-complex="12pt" style:language-complex="hi" style:country-complex="IN"/>
    </style:style>
    <style:style style:name="P51" style:family="paragraph" style:parent-style-name="Heading_20_3">
      <style:text-properties fo:color="#3d85c6" loext:opacity="100%" style:font-name="Goudy" fo:font-size="12pt" fo:language="en" fo:country="US" officeooo:rsid="007fb53c" officeooo:paragraph-rsid="007fb53c" style:letter-kerning="false" style:font-name-asian="Modern Antiqua1" style:font-size-asian="12pt" style:language-asian="zh" style:country-asian="CN" style:font-name-complex="Modern Antiqua1" style:font-size-complex="12pt" style:language-complex="hi" style:country-complex="IN"/>
    </style:style>
    <style:style style:name="P52" style:family="paragraph" style:parent-style-name="Heading_20_3">
      <style:text-properties fo:color="#3d85c6" loext:opacity="100%" style:font-name="Goudy" fo:font-size="12pt" fo:language="en" fo:country="US" officeooo:rsid="00ae1f0a" officeooo:paragraph-rsid="00ae1f0a" style:letter-kerning="false" style:font-name-asian="Modern Antiqua1" style:font-size-asian="12pt" style:language-asian="zh" style:country-asian="CN" style:font-name-complex="Modern Antiqua1" style:font-size-complex="12pt" style:language-complex="hi" style:country-complex="IN"/>
    </style:style>
    <style:style style:name="P53" style:family="paragraph" style:parent-style-name="Heading_20_3">
      <style:text-properties fo:color="#3d85c6" loext:opacity="100%" style:font-name="Goudy" fo:font-size="12pt" fo:language="en" fo:country="US" officeooo:rsid="00b95fb3" officeooo:paragraph-rsid="00b95fb3" style:letter-kerning="false" style:font-name-asian="Modern Antiqua1" style:font-size-asian="12pt" style:language-asian="zh" style:country-asian="CN" style:font-name-complex="Modern Antiqua1" style:font-size-complex="12pt" style:language-complex="hi" style:country-complex="IN"/>
    </style:style>
    <style:style style:name="P54" style:family="paragraph" style:parent-style-name="Heading_20_3">
      <style:text-properties officeooo:paragraph-rsid="00b3e274"/>
    </style:style>
    <style:style style:name="P55" style:family="paragraph" style:parent-style-name="Heading_20_1" style:master-page-name="First_20_Page">
      <style:paragraph-properties fo:text-align="center" style:justify-single-word="false" style:page-number="1"/>
      <style:text-properties fo:font-size="24pt" fo:language="en" fo:country="US" style:font-size-asian="24pt" style:font-size-complex="24pt"/>
    </style:style>
    <style:style style:name="P56" style:family="paragraph" style:parent-style-name="Heading_20_10">
      <style:paragraph-properties fo:break-before="column"/>
      <style:text-properties fo:language="en" fo:country="US"/>
    </style:style>
    <style:style style:name="P57" style:family="paragraph" style:parent-style-name="Heading_20_10">
      <style:paragraph-properties fo:break-before="column"/>
      <style:text-properties fo:language="en" fo:country="US" fo:font-weight="normal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ed2dd" style:font-weight-asian="bold" style:font-weight-complex="bold"/>
    </style:style>
    <style:style style:name="T3" style:family="text">
      <style:text-properties officeooo:rsid="0005e7c5"/>
    </style:style>
    <style:style style:name="T4" style:family="text">
      <style:text-properties style:use-window-font-color="true" loext:opacity="0%" style:font-name="Times New Roman" fo:font-size="10pt" officeooo:rsid="0050502c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5" style:family="text">
      <style:text-properties style:use-window-font-color="true" loext:opacity="0%" style:font-name="Times New Roman" fo:font-size="10pt" officeooo:rsid="0054ea7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6" style:family="text">
      <style:text-properties style:use-window-font-color="true" loext:opacity="0%" style:font-name="Times New Roman" fo:font-size="10pt" officeooo:rsid="0005e7c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7" style:family="text">
      <style:text-properties style:use-window-font-color="true" loext:opacity="0%" style:font-name="Times New Roman" fo:font-size="10pt" officeooo:rsid="000b92e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8" style:family="text">
      <style:text-properties style:use-window-font-color="true" loext:opacity="0%" style:font-name="Times New Roman" fo:font-size="10pt" officeooo:rsid="002d110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9" style:family="text">
      <style:text-properties style:use-window-font-color="true" loext:opacity="0%" style:font-name="Times New Roman" fo:font-size="10pt" officeooo:rsid="002b5df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0" style:family="text">
      <style:text-properties style:use-window-font-color="true" loext:opacity="0%" style:font-name="Times New Roman" fo:font-size="10pt" officeooo:rsid="002aba6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1" style:family="text">
      <style:text-properties style:use-window-font-color="true" loext:opacity="0%" style:font-name="Times New Roman" fo:font-size="10pt" officeooo:rsid="00618e92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2" style:family="text">
      <style:text-properties style:use-window-font-color="true" loext:opacity="0%" style:font-name="Times New Roman" fo:font-size="10pt" officeooo:rsid="0012202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3" style:family="text">
      <style:text-properties style:use-window-font-color="true" loext:opacity="0%" style:font-name="Times New Roman" fo:font-size="10pt" officeooo:rsid="0012a21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4" style:family="text">
      <style:text-properties style:use-window-font-color="true" loext:opacity="0%" style:font-name="Times New Roman" fo:font-size="10pt" officeooo:rsid="0011421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5" style:family="text">
      <style:text-properties style:use-window-font-color="true" loext:opacity="0%" style:font-name="Times New Roman" fo:font-size="10pt" officeooo:rsid="0012a28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6" style:family="text">
      <style:text-properties style:use-window-font-color="true" loext:opacity="0%" style:font-name="Times New Roman" fo:font-size="10pt" officeooo:rsid="006452b2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7" style:family="text">
      <style:text-properties style:use-window-font-color="true" loext:opacity="0%" style:font-name="Times New Roman" fo:font-size="10pt" officeooo:rsid="0067e93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8" style:family="text">
      <style:text-properties style:use-window-font-color="true" loext:opacity="0%" style:font-name="Times New Roman" fo:font-size="10pt" officeooo:rsid="00258410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9" style:family="text">
      <style:text-properties style:use-window-font-color="true" loext:opacity="0%" style:font-name="Times New Roman" fo:font-size="10pt" officeooo:rsid="0026abe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0" style:family="text">
      <style:text-properties style:use-window-font-color="true" loext:opacity="0%" style:font-name="Times New Roman" fo:font-size="10pt" officeooo:rsid="0016821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1" style:family="text">
      <style:text-properties style:use-window-font-color="true" loext:opacity="0%" style:font-name="Times New Roman" fo:font-size="10pt" officeooo:rsid="00383830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2" style:family="text">
      <style:text-properties style:use-window-font-color="true" loext:opacity="0%" style:font-name="Times New Roman" fo:font-size="10pt" officeooo:rsid="00392a4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3" style:family="text">
      <style:text-properties style:use-window-font-color="true" loext:opacity="0%" style:font-name="Times New Roman" fo:font-size="10pt" officeooo:rsid="003be85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4" style:family="text">
      <style:text-properties style:use-window-font-color="true" loext:opacity="0%" style:font-name="Times New Roman" fo:font-size="10pt" officeooo:rsid="007da85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5" style:family="text">
      <style:text-properties style:use-window-font-color="true" loext:opacity="0%" style:font-name="Times New Roman" fo:font-size="10pt" officeooo:rsid="007dfc4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6" style:family="text">
      <style:text-properties style:use-window-font-color="true" loext:opacity="0%" style:font-name="Times New Roman" fo:font-size="10pt" officeooo:rsid="008f3d2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7" style:family="text">
      <style:text-properties style:use-window-font-color="true" loext:opacity="0%" style:font-name="Times New Roman" fo:font-size="10pt" officeooo:rsid="0096803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8" style:family="text">
      <style:text-properties style:use-window-font-color="true" loext:opacity="0%" style:font-name="Times New Roman" fo:font-size="10pt" officeooo:rsid="009719de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9" style:family="text">
      <style:text-properties style:use-window-font-color="true" loext:opacity="0%" style:font-name="Times New Roman" fo:font-size="10pt" officeooo:rsid="00404fd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0" style:family="text">
      <style:text-properties style:use-window-font-color="true" loext:opacity="0%" style:font-name="Times New Roman" fo:font-size="10pt" fo:font-weight="normal" officeooo:rsid="001d23d3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31" style:family="text">
      <style:text-properties style:use-window-font-color="true" loext:opacity="0%" style:font-name="Times New Roman" fo:font-size="10pt" fo:font-weight="normal" officeooo:rsid="007fb53c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32" style:family="text">
      <style:text-properties style:use-window-font-color="true" loext:opacity="0%" style:font-name="Times New Roman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3" style:family="text">
      <style:text-properties style:use-window-font-color="true" loext:opacity="0%" style:font-name="Times New Roman" fo:font-size="10pt" fo:language="en" fo:country="US" officeooo:rsid="00a1a803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4" style:family="text">
      <style:text-properties style:use-window-font-color="true" loext:opacity="0%" style:font-name="Times New Roman" fo:font-size="10pt" fo:language="en" fo:country="US" officeooo:rsid="00a20a74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5" style:family="text">
      <style:text-properties style:use-window-font-color="true" loext:opacity="0%" style:font-name="Times New Roman" fo:font-size="10pt" fo:language="en" fo:country="US" officeooo:rsid="0080acb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6" style:family="text">
      <style:text-properties style:use-window-font-color="true" loext:opacity="0%" style:font-name="Times New Roman" fo:font-size="10pt" fo:language="en" fo:country="US" officeooo:rsid="00966fbd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7" style:family="text">
      <style:text-properties style:use-window-font-color="true" loext:opacity="0%" style:font-name="Times New Roman" fo:font-size="10pt" fo:language="en" fo:country="US" officeooo:rsid="009490b2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8" style:family="text">
      <style:text-properties style:use-window-font-color="true" loext:opacity="0%" style:font-name="Times New Roman" fo:font-size="10pt" fo:language="en" fo:country="US" officeooo:rsid="00a3be6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9" style:family="text">
      <style:text-properties style:use-window-font-color="true" loext:opacity="0%" style:font-name="Times New Roman" fo:font-size="10pt" fo:language="en" fo:country="US" officeooo:rsid="0084380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40" style:family="text">
      <style:text-properties style:use-window-font-color="true" loext:opacity="0%" style:font-name="Times New Roman" fo:font-size="10pt" fo:language="en" fo:country="US" officeooo:rsid="00a91412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41" style:family="text">
      <style:text-properties style:use-window-font-color="true" loext:opacity="0%" style:font-name="Times New Roman" fo:font-size="10pt" fo:language="en" fo:country="US" officeooo:rsid="00ae1f0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42" style:family="text">
      <style:text-properties style:use-window-font-color="true" loext:opacity="0%" style:font-name="Times New Roman" fo:font-size="10pt" fo:language="en" fo:country="US" officeooo:rsid="00b35a02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43" style:family="text">
      <style:text-properties style:use-window-font-color="true" loext:opacity="0%" style:font-name="Times New Roman" fo:font-size="10pt" fo:language="en" fo:country="US" officeooo:rsid="00b3e274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44" style:family="text">
      <style:text-properties style:use-window-font-color="true" loext:opacity="0%" style:font-name="Times New Roman" fo:font-size="10pt" fo:language="en" fo:country="US" officeooo:rsid="00b4c83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45" style:family="text">
      <style:text-properties style:use-window-font-color="true" loext:opacity="0%" style:font-name="Times New Roman" fo:font-size="10pt" fo:language="en" fo:country="US" officeooo:rsid="00b95fb3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46" style:family="text">
      <style:text-properties style:use-window-font-color="true" loext:opacity="0%" style:font-name="Times New Roman" fo:font-size="10pt" fo:language="en" fo:country="US" officeooo:rsid="00bb145f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47" style:family="text">
      <style:text-properties style:use-window-font-color="true" loext:opacity="0%" style:font-name="Times New Roman" fo:font-size="10pt" fo:language="en" fo:country="US" officeooo:rsid="00383830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48" style:family="text">
      <style:text-properties style:use-window-font-color="true" loext:opacity="0%" style:font-name="Times New Roman" fo:font-size="10pt" fo:language="en" fo:country="US" officeooo:rsid="00c24110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49" style:family="text">
      <style:text-properties style:use-window-font-color="true" loext:opacity="0%" style:font-name="Times New Roman" fo:font-size="10pt" fo:language="en" fo:country="US" officeooo:rsid="00c3117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50" style:family="text">
      <style:text-properties style:use-window-font-color="true" loext:opacity="0%" style:font-name="Times New Roman" fo:font-size="10pt" fo:language="en" fo:country="US" fo:font-weight="normal" officeooo:rsid="001d23d3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51" style:family="text">
      <style:text-properties style:use-window-font-color="true" loext:opacity="0%" style:font-name="Times New Roman" fo:font-size="10pt" fo:language="en" fo:country="US" fo:font-weight="normal" officeooo:rsid="00b3e274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52" style:family="text">
      <style:text-properties style:use-window-font-color="true" loext:opacity="0%" style:font-name="Times New Roman" fo:font-size="10pt" fo:language="en" fo:country="US" fo:font-weight="normal" officeooo:rsid="00b95fb3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53" style:family="text">
      <style:text-properties style:use-window-font-color="true" loext:opacity="0%" style:font-name="Times New Roman" fo:font-size="10pt" fo:language="en" fo:country="US" fo:font-weight="normal" officeooo:rsid="00bcd0ab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54" style:family="text">
      <style:text-properties officeooo:rsid="000a081d"/>
    </style:style>
    <style:style style:name="T55" style:family="text">
      <style:text-properties officeooo:rsid="000b92e8"/>
    </style:style>
    <style:style style:name="T56" style:family="text">
      <style:text-properties officeooo:rsid="000c6e11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0c6e11" style:font-weight-asian="normal" style:font-weight-complex="normal"/>
    </style:style>
    <style:style style:name="T59" style:family="text">
      <style:text-properties fo:font-weight="normal" officeooo:rsid="005e0599" style:font-weight-asian="normal" style:font-weight-complex="normal"/>
    </style:style>
    <style:style style:name="T60" style:family="text">
      <style:text-properties fo:font-weight="normal" officeooo:rsid="006116c5" style:font-weight-asian="normal" style:font-weight-complex="normal"/>
    </style:style>
    <style:style style:name="T61" style:family="text">
      <style:text-properties fo:font-weight="normal" officeooo:rsid="00618e92" style:font-weight-asian="normal" style:font-weight-complex="normal"/>
    </style:style>
    <style:style style:name="T62" style:family="text">
      <style:text-properties fo:font-weight="normal" officeooo:rsid="00678d5b" style:font-weight-asian="normal" style:font-weight-complex="normal"/>
    </style:style>
    <style:style style:name="T63" style:family="text">
      <style:text-properties fo:font-weight="normal" officeooo:rsid="008a19e3" style:font-weight-asian="normal" style:font-weight-complex="normal"/>
    </style:style>
    <style:style style:name="T64" style:family="text">
      <style:text-properties fo:font-weight="normal" officeooo:rsid="003b1229" style:font-weight-asian="normal" style:font-weight-complex="normal"/>
    </style:style>
    <style:style style:name="T65" style:family="text">
      <style:text-properties fo:font-weight="normal" officeooo:rsid="00396b05" style:font-weight-asian="normal" style:font-weight-complex="normal"/>
    </style:style>
    <style:style style:name="T66" style:family="text">
      <style:text-properties officeooo:rsid="00122021"/>
    </style:style>
    <style:style style:name="T67" style:family="text">
      <style:text-properties officeooo:rsid="002f4bd6"/>
    </style:style>
    <style:style style:name="T68" style:family="text">
      <style:text-properties officeooo:rsid="003287ec"/>
    </style:style>
    <style:style style:name="T69" style:family="text">
      <style:text-properties officeooo:rsid="003d3ac5"/>
    </style:style>
    <style:style style:name="T70" style:family="text">
      <style:text-properties officeooo:rsid="003f08c1"/>
    </style:style>
    <style:style style:name="T71" style:family="text">
      <style:text-properties officeooo:rsid="003f35bc"/>
    </style:style>
    <style:style style:name="T72" style:family="text">
      <style:text-properties officeooo:rsid="00528a0b"/>
    </style:style>
    <style:style style:name="T73" style:family="text">
      <style:text-properties officeooo:rsid="0054583d"/>
    </style:style>
    <style:style style:name="T74" style:family="text">
      <style:text-properties officeooo:rsid="0054ea77"/>
    </style:style>
    <style:style style:name="T75" style:family="text">
      <style:text-properties officeooo:rsid="00586657"/>
    </style:style>
    <style:style style:name="T76" style:family="text">
      <style:text-properties officeooo:rsid="0059458d"/>
    </style:style>
    <style:style style:name="T77" style:family="text">
      <style:text-properties officeooo:rsid="005d607f"/>
    </style:style>
    <style:style style:name="T78" style:family="text">
      <style:text-properties style:font-name="Sorts Mill Goudy" style:font-name-asian="Sorts Mill Goudy1" style:font-name-complex="Sorts Mill Goudy1"/>
    </style:style>
    <style:style style:name="T79" style:family="text">
      <style:text-properties officeooo:rsid="006116c5"/>
    </style:style>
    <style:style style:name="T80" style:family="text">
      <style:text-properties fo:color="#3d85c6" loext:opacity="100%" style:font-name="Sorts Mill Goudy" fo:font-size="12pt" officeooo:rsid="00618e92" style:letter-kerning="false" style:font-name-asian="Sorts Mill Goudy1" style:font-size-asian="12pt" style:language-asian="zh" style:country-asian="CN" style:font-name-complex="Sorts Mill Goudy1" style:font-size-complex="12pt" style:language-complex="hi" style:country-complex="IN"/>
    </style:style>
    <style:style style:name="T81" style:family="text">
      <style:text-properties fo:color="#3d85c6" loext:opacity="100%" style:font-name="Goudy" fo:font-size="12pt" officeooo:rsid="00913f5a" style:letter-kerning="false" style:font-name-asian="Modern Antiqua1" style:font-size-asian="12pt" style:language-asian="zh" style:country-asian="CN" style:font-name-complex="Modern Antiqua1" style:font-size-complex="12pt" style:language-complex="hi" style:country-complex="IN"/>
    </style:style>
    <style:style style:name="T82" style:family="text">
      <style:text-properties fo:color="#3d85c6" loext:opacity="100%" style:font-name="Goudy" fo:font-size="12pt" officeooo:rsid="0090f9a1" style:letter-kerning="false" style:font-name-asian="Modern Antiqua1" style:font-size-asian="12pt" style:language-asian="zh" style:country-asian="CN" style:font-name-complex="Modern Antiqua1" style:font-size-complex="12pt" style:language-complex="hi" style:country-complex="IN"/>
    </style:style>
    <style:style style:name="T83" style:family="text">
      <style:text-properties fo:color="#3d85c6" loext:opacity="100%" style:font-name="Goudy" fo:font-size="12pt" fo:language="en" fo:country="US" officeooo:rsid="00b3e274" style:letter-kerning="false" style:font-name-asian="Modern Antiqua1" style:font-size-asian="12pt" style:language-asian="zh" style:country-asian="CN" style:font-name-complex="Modern Antiqua1" style:font-size-complex="12pt" style:language-complex="hi" style:country-complex="IN"/>
    </style:style>
    <style:style style:name="T84" style:family="text">
      <style:text-properties fo:color="#3d85c6" loext:opacity="100%" style:font-name="Goudy" fo:font-size="12pt" fo:language="en" fo:country="US" officeooo:rsid="00b67624" style:letter-kerning="false" style:font-name-asian="Modern Antiqua1" style:font-size-asian="12pt" style:language-asian="zh" style:country-asian="CN" style:font-name-complex="Modern Antiqua1" style:font-size-complex="12pt" style:language-complex="hi" style:country-complex="IN"/>
    </style:style>
    <style:style style:name="T85" style:family="text">
      <style:text-properties officeooo:rsid="006595d7"/>
    </style:style>
    <style:style style:name="T86" style:family="text">
      <style:text-properties officeooo:rsid="0067e937"/>
    </style:style>
    <style:style style:name="T87" style:family="text">
      <style:text-properties officeooo:rsid="007903c6"/>
    </style:style>
    <style:style style:name="T88" style:family="text">
      <style:text-properties officeooo:rsid="007bd215"/>
    </style:style>
    <style:style style:name="T89" style:family="text">
      <style:text-properties officeooo:rsid="007da857"/>
    </style:style>
    <style:style style:name="T90" style:family="text">
      <style:text-properties officeooo:rsid="007e85d3"/>
    </style:style>
    <style:style style:name="T91" style:family="text">
      <style:text-properties officeooo:rsid="007fb53c"/>
    </style:style>
    <style:style style:name="T92" style:family="text">
      <style:text-properties officeooo:rsid="008322a7"/>
    </style:style>
    <style:style style:name="T93" style:family="text">
      <style:text-properties officeooo:rsid="00883362"/>
    </style:style>
    <style:style style:name="T94" style:family="text">
      <style:text-properties officeooo:rsid="008a34f1"/>
    </style:style>
    <style:style style:name="T95" style:family="text">
      <style:text-properties officeooo:rsid="008c1238"/>
    </style:style>
    <style:style style:name="T96" style:family="text">
      <style:text-properties officeooo:rsid="008d7721"/>
    </style:style>
    <style:style style:name="T97" style:family="text">
      <style:text-properties officeooo:rsid="008e806d"/>
    </style:style>
    <style:style style:name="T98" style:family="text">
      <style:text-properties officeooo:rsid="008f3d21"/>
    </style:style>
    <style:style style:name="T99" style:family="text">
      <style:text-properties officeooo:rsid="00399e15"/>
    </style:style>
    <style:style style:name="T100" style:family="text">
      <style:text-properties officeooo:rsid="0090f9a1"/>
    </style:style>
    <style:style style:name="T101" style:family="text">
      <style:text-properties officeooo:rsid="00913f5a"/>
    </style:style>
    <style:style style:name="T102" style:family="text">
      <style:text-properties officeooo:rsid="0091e4e5"/>
    </style:style>
    <style:style style:name="T103" style:family="text">
      <style:text-properties officeooo:rsid="00931e18"/>
    </style:style>
    <style:style style:name="T104" style:family="text">
      <style:text-properties officeooo:rsid="00968036"/>
    </style:style>
    <style:style style:name="T105" style:family="text">
      <style:text-properties officeooo:rsid="00971ed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language="en" fo:country="US"/>
    </style:style>
    <style:style style:name="T108" style:family="text">
      <style:text-properties fo:language="en" fo:country="US" fo:font-weight="bold" style:font-weight-asian="bold"/>
    </style:style>
    <style:style style:name="T109" style:family="text">
      <style:text-properties fo:language="en" fo:country="US" fo:font-weight="normal" officeooo:rsid="00aef121" style:font-weight-asian="normal" style:font-weight-complex="normal"/>
    </style:style>
    <style:style style:name="T110" style:family="text">
      <style:text-properties fo:language="en" fo:country="US" fo:font-weight="normal" officeooo:rsid="00b82660" style:font-weight-asian="normal" style:font-weight-complex="normal"/>
    </style:style>
    <style:style style:name="T111" style:family="text">
      <style:text-properties fo:language="en" fo:country="US" officeooo:rsid="00b22d12"/>
    </style:style>
    <style:style style:name="T112" style:family="text">
      <style:text-properties fo:language="en" fo:country="US" officeooo:rsid="00b35a02"/>
    </style:style>
    <style:style style:name="T113" style:family="text">
      <style:text-properties fo:language="en" fo:country="US" officeooo:rsid="007bd215"/>
    </style:style>
    <style:style style:name="T114" style:family="text">
      <style:text-properties fo:language="en" fo:country="US" officeooo:rsid="0059458d"/>
    </style:style>
    <style:style style:name="T115" style:family="text">
      <style:text-properties officeooo:rsid="00b67624"/>
    </style:style>
    <style:style style:name="T116" style:family="text">
      <style:text-properties officeooo:rsid="00bf88c7"/>
    </style:style>
    <style:style style:name="T117" style:family="text">
      <style:text-properties officeooo:rsid="00c24110"/>
    </style:style>
    <style:style style:name="T118" style:family="text">
      <style:text-properties officeooo:rsid="00c3117a"/>
    </style:style>
    <style:style style:name="Sect1" style:family="section">
      <style:section-properties style:writing-mode="lr-tb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5" text:outline-level="1">Universal Charms</text:h>
      <text:p text:style-name="P8"/>
      <text:section text:style-name="Sect1" text:name="TextSection">
        <text:p text:style-name="P9">Exalts, particularly new ones, will use their Essence to perform similar effects. These charms are therefore Universal to all Exalts.</text:p>
        <text:p text:style-name="P9">While the manifestation and method of these powers will look different, the end result is the same. A Lunar might borrow the eyes of a falcon to see further, while an Air Dragonblood would create a focal lens out of the air—but they both would spend the same number of motes and end up with the same perception advantage.</text:p>
        <text:p text:style-name="P9"/>
        <text:h text:style-name="P3" text:outline-level="2">Global</text:h>
        <text:h text:style-name="P40" text:outline-level="3">There is No Wind</text:h>
        <text:p text:style-name="P9"><text:span text:style-name="T1">Cost: </text:span>1m; <text:line-break/><text:span text:style-name="T2">Type: </text:span>Supplemental (Ranged Attack)<text:line-break/><text:span text:style-name="T1">Mins: <text:s/></text:span>(Ranged Ability) 1</text:p>
        <text:p text:style-name="P9">When using a ranged attack, reduce up to (Essence) dice of Disadvantages caused by non-visual conditions such as high winds, storms, sleet, and other similar Environmental Effects.</text:p>
        <text:h text:style-name="P41" text:outline-level="3">Dragonfly Finds Mate</text:h>
        <text:p text:style-name="P10"><text:span text:style-name="T1">Cost: --</text:span><text:line-break/><text:span text:style-name="T1">Type: </text:span><text:span text:style-name="T4">Permanent</text:span><text:line-break/><text:span text:style-name="T1">Mins: </text:span><text:s/><text:span text:style-name="T5">(Ranged Ability)</text:span> <text:span text:style-name="T74">3</text:span></text:p>
        <text:p text:style-name="P11">The Exalt lets loose their weapon, knocking incoming projectiles out of the sky.</text:p>
        <text:p text:style-name="P10"><text:span text:style-name="T72">Against any Ranged attack, </text:span><text:span text:style-name="T73">you may d</text:span><text:span text:style-name="T72">efine DV as (Dexterity + Archery)/2. </text:span><text:span text:style-name="T74">This may be used to Defend Others who are within Medium Range.</text:span></text:p>
        <text:h text:style-name="P4" text:outline-level="2">Archery</text:h>
        <text:h text:style-name="P45" text:outline-level="3">Flashing Vengeance Draw<text:tab/></text:h>
        <text:p text:style-name="P9"><text:span text:style-name="T1">Cost: </text:span><text:span text:style-name="T60">3</text:span>m, <text:span text:style-name="T3">1</text:span>i <text:line-break/><text:span text:style-name="T1">Type: </text:span>Reflexive<text:line-break/><text:span text:style-name="T1">Mins: </text:span>Archery 1</text:p>
        <text:p text:style-name="P9">After the Initiative Order has been decided but before the first Action, the Archer may make an immediate <text:span text:style-name="T6">Maneuver.</text:span></text:p>
        <text:h text:style-name="P46" text:outline-level="3">Aimed Shot</text:h>
        <text:p text:style-name="P12">Cost:<text:span text:style-name="T57"> </text:span><text:span text:style-name="T63">3</text:span><text:span text:style-name="T57">m<text:line-break/></text:span>Type: <text:span text:style-name="T57">Supplemental<text:line-break/></text:span>Mins:<text:span text:style-name="T57"> Archery 1</text:span></text:p>
        <text:p text:style-name="P14">The Archer holds their shot still, increasing their Accuracy by (Essence) Dice.</text:p>
        <text:h text:style-name="P40" text:outline-level="3">Forceful Arrow<text:span text:style-name="T93">s</text:span><text:tab/></text:h>
        <text:p text:style-name="P9"><text:span text:style-name="T1">Cost: </text:span><text:span text:style-name="T60">2</text:span>m<text:line-break/><text:span text:style-name="T1">Type: </text:span>Supplemental<text:line-break/><text:span text:style-name="T1">Mins: </text:span>Archery 2</text:p>
        <text:p text:style-name="P9"><text:span text:style-name="T7">On </text:span><text:span text:style-name="T8">a successful </text:span><text:span text:style-name="T9">h</text:span><text:span text:style-name="T10">it,</text:span> the target <text:span text:style-name="T55">is</text:span> knocked back one Range Band from the Archer.</text:p>
        <text:p text:style-name="P9">Alternatively, the Exalt may choose to knock themselves backwards <text:span text:style-name="T54">from their target </text:span><text:span text:style-name="T79">by </text:span>one Range Band.</text:p>
        <text:h text:style-name="P43" text:outline-level="3"><text:span text:style-name="T80">Hunter’s Swift Answer</text:span><text:span text:style-name="T78"><text:tab/></text:span></text:h>
        <text:p text:style-name="P16"><text:span text:style-name="T1">Cost: </text:span><text:span text:style-name="T61">2</text:span>m<text:line-break/><text:span text:style-name="T1">Type: </text:span><text:span text:style-name="T11">Reflexive</text:span><text:line-break/><text:span text:style-name="T1">Mins: </text:span>Archery 2</text:p>
        <text:p text:style-name="P31">After Successfully disengaging, the Archer fires a returning blow on their pursuer, causing them to lose 3 Impulse.</text:p>
        <text:h text:style-name="P40" text:outline-level="3">Flying Anchor</text:h>
        <text:p text:style-name="P9"><text:span text:style-name="T1">Cost: </text:span><text:span text:style-name="T59">2</text:span>m<text:line-break/><text:span text:style-name="T1">Type: </text:span><text:span text:style-name="T12">Supplemental</text:span><text:line-break/><text:span text:style-name="T1">Mins: </text:span>Archery 3</text:p>
        <text:p text:style-name="P17"><text:span text:style-name="T66">On </text:span><text:span text:style-name="T68">H</text:span><text:span text:style-name="T67">it,</text:span><text:span text:style-name="T12"> the target becomes pinned, </text:span><text:span text:style-name="T13">unable to move from their location for one Round.</text:span></text:p>
        <text:h text:style-name="P42" text:outline-level="3">Arrow Storm Technique</text:h>
        <text:p text:style-name="P18"><text:span text:style-name="T1">Cost: </text:span><text:span text:style-name="T58">3</text:span>m, <text:span text:style-name="T56">1</text:span>i<text:line-break/><text:span text:style-name="T1">Type: </text:span>Supplemental (Attack)<text:line-break/><text:span text:style-name="T1">Mins: </text:span>Archery 3</text:p>
        <text:p text:style-name="P18"><text:span text:style-name="T13">The Exalt buries an area with a flurry of arrows, </text:span><text:span text:style-name="T14">making sure that at least one will hit. Their attack targets Soak instead of DV.</text:span></text:p>
        <text:h text:style-name="P56" text:outline-level="10">Greater Charms</text:h>
        <text:h text:style-name="P45" text:outline-level="3">Accuracy Without Distance</text:h>
        <text:p text:style-name="P9"><text:span text:style-name="T1">Cost: --<text:line-break/>Type: </text:span>Permanent <text:line-break/><text:span text:style-name="T1">Mins: </text:span>Archery 4</text:p>
        <text:p text:style-name="P9">The Exalts Archery attacks are extended. <text:span text:style-name="T15">They may now attack at Long Range, and at Melee Range for no penalty.</text:span></text:p>
        <text:p text:style-name="P9"/>
        <text:h text:style-name="P4" text:outline-level="2">Athletics</text:h>
        <text:h text:style-name="P45" text:outline-level="3">Graceful Crane Stance</text:h>
        <text:p text:style-name="P9"><text:span text:style-name="T1">Cost: </text:span>3m<text:line-break/><text:span text:style-name="T1">Type: </text:span>Reflexive, Scene<text:line-break/><text:span text:style-name="T1">Mins: </text:span>Athletics 1</text:p>
        <text:p text:style-name="P9">The Exalt may perform athletics of balance such as running across things too narrow or weak to normally support the Exalt. Examples include awnings, precarious poles, and <text:span text:style-name="T16">thin wires</text:span>.</text:p>
        <text:h text:style-name="P40" text:outline-level="3">Soaring Leap</text:h>
        <text:p text:style-name="P9"><text:span text:style-name="T1">Cost: </text:span><text:span text:style-name="T62">2</text:span>m<text:line-break/><text:span text:style-name="T1">Type: </text:span>Reflexive<text:line-break/><text:span text:style-name="T1">Mins: </text:span>Athletics 2</text:p>
        <text:p text:style-name="P19">The Exalt increases their leaping distance, allowing them to cross chasms and scale buildings. They may effortlessly leap <text:span text:style-name="T17">a single story</text:span> in one bound, <text:span text:style-name="T86">and may continue to vault upwards if there is some surface firm enough for their force.</text:span></text:p>
        <text:p text:style-name="P19"><text:span text:style-name="T86">In addition, Exalts do not take</text:span> fall damage <text:span text:style-name="T17">from such leaps, nor from descending from all but the tallest of buildings.</text:span></text:p>
        <text:h text:style-name="P40" text:outline-level="3">Lightning Speed</text:h>
        <text:p text:style-name="P9"><text:span text:style-name="T1">Cost: </text:span>3m<text:line-break/><text:span text:style-name="T1">Type: </text:span>Supplemental<text:line-break/><text:span text:style-name="T1">Mins: </text:span>Athletics 3</text:p>
        <text:p text:style-name="P9">The Exalt may double their running speed for a specific task, blazing off with great abandon. For races and tests of speed, the Exalt may add (Essence) successes to their roll.</text:p>
        <text:p text:style-name="P20">In combat, <text:span text:style-name="T85">the character can Dash without Impulse cost or DV penalty.</text:span></text:p>
        <text:p text:style-name="P9"/>
        <text:h text:style-name="P56" text:outline-level="10">Greater Charms</text:h>
        <text:h text:style-name="P40" text:outline-level="3">Feather Foot Style</text:h>
        <text:p text:style-name="P9"><text:span text:style-name="T1">Cost: </text:span>--<text:line-break/><text:span text:style-name="T1">Type: </text:span>Permanent<text:line-break/><text:span text:style-name="T1">Mins: </text:span>Athletics 4</text:p>
        <text:p text:style-name="P9">The Exalt may run up walls, cross liquids, and even run across the underside of <text:s/>horizontal surfaces, such as bridges or roofs, so long as they continue to run. </text:p>
        <text:h text:style-name="P44" text:outline-level="3"/>
        <text:p text:style-name="P32"/>
        <text:h text:style-name="P4" text:outline-level="2">Awareness</text:h>
        <text:h text:style-name="P45" text:outline-level="3">Sight Without Eyes</text:h>
        <text:p text:style-name="P9"><text:span text:style-name="T1">Cost:</text:span> 2m<text:line-break/><text:span text:style-name="T1">Type: </text:span>Reflexive; Scene<text:line-break/><text:span text:style-name="T1">Mins</text:span>: Awareness 1</text:p>
        <text:p text:style-name="P9">Reduce any disadvantage from visual conditions such as smoke, fog, and darkness by up to (Essence) dice.</text:p>
        <text:h text:style-name="P45" text:outline-level="3">Awakening Eye</text:h>
        <text:p text:style-name="P9"><text:span text:style-name="T1">Cost:</text:span> 3m<text:line-break/><text:span text:style-name="T1">Type: </text:span>Reflexive<text:line-break/><text:span text:style-name="T1">Mins</text:span>: Awareness 2</text:p>
        <text:p text:style-name="P9">Re-roll a<text:span text:style-name="T18">n Initiati</text:span><text:span text:style-name="T19">v</text:span><text:span text:style-name="T18">e</text:span> Roll, taking the preferred result. This may only be done once.</text:p>
        <text:h text:style-name="P45" text:outline-level="3">Uncanny Perception Technique</text:h>
        <text:p text:style-name="P9"><text:span text:style-name="T1">Cost: --<text:line-break/>Type: </text:span>Permanent<text:line-break/><text:span text:style-name="T1">Mins: </text:span>Awareness 2</text:p>
        <text:p text:style-name="Exalted"><text:span text:style-name="T107">The presence of dematerialized, intangible, or otherwise spectral creatures may be </text:span><text:span text:style-name="T33">native</text:span><text:span text:style-name="T34">ly</text:span><text:span text:style-name="T107"> detected—although the precise location still remains a mystery. The creature may attempt to use Stealth to combat this awareness.</text:span></text:p>
        <text:p text:style-name="P9">This sense will manifest in all manner of strange sensory phenomena appropriate to the being: a chill of winter, coppery taste, or the sound of bells. As well, this sense is distinctive to the specific being, allowing for recognition upon sensing it again.</text:p>
        <text:h text:style-name="P45" text:outline-level="3">Surprise Anticipation Method</text:h>
        <text:p text:style-name="P9"><text:span text:style-name="T1">Cost: --<text:line-break/>Type: </text:span>Permanent<text:line-break/><text:span text:style-name="T1">Mins: </text:span>Awareness 3</text:p>
        <text:p text:style-name="P9">The Exalt suffers no penalties to Awareness rolls occur due to being tired, exhausted, or other similar mental disadvantage. Awareness rolls may always be made while asleep.</text:p>
        <text:p text:style-name="P9">In addition, the Exalt <text:span text:style-name="T20">never suffers from the ill effects of an Ambush Round.</text:span></text:p>
        <text:p text:style-name="P9"/>
        <text:h text:style-name="P56" text:outline-level="10">Greater Charms</text:h>
        <text:h text:style-name="P45" text:outline-level="3">Sense-Destroying Method</text:h>
        <text:p text:style-name="P21"><text:span text:style-name="T1">Cost: </text:span>6m<text:line-break/><text:span text:style-name="T1">Type: </text:span><text:span text:style-name="T30">Simple</text:span><text:line-break/><text:span text:style-name="T1">Mins: </text:span>Awareness 4</text:p>
        <text:p text:style-name="P9">On touching a target, and by successfully rolling (Cunning + Awareness) vs the target’s (Stamina + Physique), the Exalt can destroy one of the classical five senses at their choice. Only one sense of a target may be destroyed in a particular scene.</text:p>
        <text:p text:style-name="P9">Undoing this destruction is a Medicine Project of at least 10 PR. Most targets will not have this luxury.</text:p>
        <text:p text:style-name="P9"/>
        <text:h text:style-name="P4" text:outline-level="2">Brawl</text:h>
        <text:h text:style-name="P45" text:outline-level="3">Ox-Stunning Blow</text:h>
        <text:p text:style-name="P9"><text:span text:style-name="T1">Cost:</text:span> <text:span text:style-name="T90">3</text:span>m<text:line-break/><text:span text:style-name="T1">Type: </text:span>Supplemental<text:line-break/><text:span text:style-name="T1">Mins</text:span>: Brawl 1</text:p>
        <text:p text:style-name="Exalted"><text:span text:style-name="T47">On </text:span><text:span text:style-name="T48">a Brawl </text:span><text:span text:style-name="T49">Attack </text:span><text:span text:style-name="T48">Maneuver higher than the target’s Soak</text:span><text:span text:style-name="T107">, remove </text:span><text:span text:style-name="T113">2</text:span><text:span text:style-name="T114"> + </text:span><text:span text:style-name="T107">(Essence) Impulse from the target.</text:span></text:p>
        <text:h text:style-name="P45" text:outline-level="3">Sledgehammer Strike</text:h>
        <text:p text:style-name="P9"><text:span text:style-name="T1">Cost:</text:span> 4m<text:line-break/><text:span text:style-name="T1">Type: </text:span>Supplemental<text:line-break/><text:span text:style-name="T1">Mins</text:span>: Brawl 2</text:p>
        <text:p text:style-name="P9"><text:span text:style-name="T23">On Feats of Strength,</text:span> <text:span text:style-name="T77">such as breaking through walls or destroying scenery, </text:span>add (Essence)<text:span text:style-name="T75">x2</text:span> dice.</text:p>
        <text:p text:style-name="P9"><text:span text:style-name="T70">Decisive Strikes</text:span><text:span text:style-name="T69"> a</text:span>gainst animate beings (such as Earth elementals and golems), add (Essence) dice to <text:span text:style-name="T71">Accuracy.</text:span></text:p>
        <text:h text:style-name="P49" text:outline-level="3">Force-Delivering Blow</text:h>
        <text:p text:style-name="P22"><text:span text:style-name="T1">Cost:</text:span> <text:span text:style-name="T87">2</text:span>m<text:line-break/><text:span text:style-name="T1">Type: </text:span>Supplemental<text:line-break/><text:span text:style-name="T1">Mins</text:span>: Brawl 2</text:p>
        <text:p text:style-name="P23">On a successful (Strength + Brawl) vs. DV Maneuver or <text:s/>Decisive Brawl Attack, knock the target back one range band.</text:p>
        <text:h text:style-name="P50" text:outline-level="3">Foe-Toppling Maneuver</text:h>
        <text:p text:style-name="P24"><text:span text:style-name="T1">Cost:</text:span> <text:span text:style-name="T89">3</text:span>m<text:line-break/><text:span text:style-name="T1">Type: </text:span>Supplemental<text:line-break/><text:span text:style-name="T1">Mins</text:span>: Brawl <text:span text:style-name="T88">3</text:span></text:p>
        <text:p text:style-name="P25"><text:span text:style-name="T87">On a successful Decisive Brawl Attack, </text:span><text:span text:style-name="T116">or a Brawl </text:span><text:span text:style-name="T118">Attack</text:span><text:span text:style-name="T116"> Maneuver that exceeds the target’s DV, </text:span><text:span text:style-name="T88">destabilize their movements and footing causing them to be stunned and remove </text:span><text:span text:style-name="T24">4 Dice from the </text:span><text:span text:style-name="T25">next action.</text:span></text:p>
        <text:h text:style-name="P57" text:outline-level="10">Greater Charms</text:h>
        <text:h text:style-name="P4" text:outline-level="2">Craft</text:h>
        <text:h text:style-name="P45" text:outline-level="3">Durability-Enhancing Technique</text:h>
        <text:p text:style-name="P21"><text:span text:style-name="T1">Cost: </text:span>2m<text:line-break/><text:span text:style-name="T1">Type: </text:span><text:span text:style-name="T30">Simple</text:span>; Scene<text:line-break/><text:span text:style-name="T1">Mins: </text:span>Craft 1</text:p>
        <text:p text:style-name="P9">The Exalt may reinforce an object—no more than (Essence) meters in its largest dimension—and make it nigh unbreakable.</text:p>
        <text:p text:style-name="P9"><text:span text:style-name="T26">While reinforced, the</text:span> object is no <text:span text:style-name="T98">longer</text:span> considered “mundane,” and increases the difficulty to break or otherwise destroy it by (Essence).</text:p>
        <text:h text:style-name="P47" text:outline-level="3"><text:span text:style-name="T81">Deftly Applied Tools</text:span><text:span text:style-name="T82"> </text:span></text:h>
        <text:p text:style-name="P26"><text:span text:style-name="T1">Cost: </text:span><text:span text:style-name="T64">5</text:span>m<text:line-break/><text:span text:style-name="T1">Type: </text:span><text:span text:style-name="T65">Supplemental</text:span><text:line-break/><text:span text:style-name="T1">Mins: </text:span>Craft <text:span text:style-name="T99">3</text:span></text:p>
        <text:p text:style-name="P27">All things, with the proper <text:span text:style-name="T101">study and analysis, may be approached without the need for brute force. </text:span><text:span text:style-name="T102">During Feats of Strength, such as lifting, carrying, or destroying crafted materials, they may use (Cunning + Craft) roll instead, gaining (Essence) immediate successes.</text:span></text:p>
        <text:h text:style-name="P45" text:outline-level="3">Discerning Craftsmanship</text:h>
        <text:p text:style-name="P9"><text:span text:style-name="T1">Cost: </text:span>3m<text:line-break/><text:span text:style-name="T1">Type: </text:span><text:span text:style-name="T30">Simple</text:span><text:line-break/><text:span text:style-name="T1">Mins: </text:span>Craft 2</text:p>
        <text:p text:style-name="P9">The Exalt studies an object, forming its composition and structure into their mind.</text:p>
        <text:p text:style-name="P9">For the remainder of the story, the Exalt is granted +2 dice on efforts to mimic the style of the original artist. They also may use (Insight + Craft), with a +2 dice advantage to study other objects to recognize it as the crafter’s work, and not a forgery.</text:p>
        <text:p text:style-name="P9"><text:span text:style-name="T105">I</text:span>f this current object they are studying is in <text:span text:style-name="T106">fact</text:span> a forgery, the difficulty to recognize this fact is lowered by 1.</text:p>
        <text:h text:style-name="P51" text:outline-level="3">Crack-Mending Eye</text:h>
        <text:p text:style-name="P28"><text:span text:style-name="T1">Cost: --</text:span><text:line-break/><text:span text:style-name="T1">Type: </text:span><text:span text:style-name="T31">Permanent</text:span><text:line-break/><text:span text:style-name="T1">Mins: </text:span>Craft <text:span text:style-name="T91">3</text:span></text:p>
        <text:p text:style-name="P33"><text:span text:style-name="T35">Projects to </text:span><text:span text:style-name="T36">r</text:span><text:span text:style-name="T35">epair, </text:span><text:span text:style-name="T36">a</text:span><text:span text:style-name="T37">lter, or </text:span><text:span text:style-name="T36">d</text:span><text:span text:style-name="T37">estroy</text:span><text:span text:style-name="T35"> crafted materials </text:span><text:span text:style-name="T37">such as</text:span><text:span text:style-name="T35"> Manses, Artifacts, and other such physical goods are now 1 scale easier. </text:span><text:span text:style-name="T38">i.e.</text:span><text:span text:style-name="T35"> Minor repairs are -3 Scale, Major -2, and Monumental -1 </text:span><text:span text:style-name="T39">against their</text:span><text:span text:style-name="T35"> base Project cost.</text:span></text:p>
        <text:h text:style-name="P45" text:outline-level="3">Mark of the Maker</text:h>
        <text:p text:style-name="P21"><text:span text:style-name="T1">Cost: </text:span>3m<text:line-break/><text:span text:style-name="T1">Type: </text:span><text:span text:style-name="T30">Simple</text:span><text:line-break/><text:span text:style-name="T1">Mins: </text:span>Craft <text:span text:style-name="T100">3</text:span></text:p>
        <text:p text:style-name="P9">Glean immediate insight into the original purpose, material makeup, age, and other such information while studying a <text:span text:style-name="T95">Craft</text:span><text:span text:style-name="T96">ed</text:span> object. <text:span text:style-name="T97">Often, you are able to glance into the very emotions of the original craftsman </text:span><text:span text:style-name="T103">at the moment</text:span><text:span text:style-name="T97">, seeing it in the handiwork of their creation.</text:span></text:p>
        <text:h text:style-name="P56" text:outline-level="10">Greater Charms</text:h>
        <text:h text:style-name="P45" text:outline-level="3">Timely Prototype</text:h>
        <text:p text:style-name="P21"><text:span text:style-name="T1">Cost: </text:span>5m<text:line-break/><text:span text:style-name="T1">Type: </text:span><text:span text:style-name="T30">Simple</text:span><text:line-break/><text:span text:style-name="T1">Mins: </text:span>Craft 4</text:p>
        <text:p text:style-name="P29">On activation of this charm, the Exalt may immediately finish a Craft Project they have in the works. <text:span text:style-name="T104">They may go up to 20 Res in debt to do so.</text:span> </text:p>
        <text:p text:style-name="P29">Th<text:span text:style-name="T27">e Obstruction roll immediately activates, and may provide </text:span><text:span text:style-name="T28">additional complications</text:span><text:span text:style-name="T27"> on the scene.</text:span></text:p>
        <text:p text:style-name="P9"><text:span text:style-name="T1">Permanent Effect:</text:span> On purchasing this charm, and at the start of each <text:span text:style-name="T94">S</text:span>tory, the Exalt gains an additional +15 RES, <text:span text:style-name="T92">which may only </text:span>be used only for Craft Projects.</text:p>
        <text:p text:style-name="P9"/>
        <text:p text:style-name="P9"/>
        <text:p text:style-name="P9"/>
        <text:h text:style-name="P5" text:outline-level="2">Deception</text:h>
        <text:h text:style-name="P53" text:outline-level="3"><text:span text:style-name="T115">M</text:span>imicry of Form</text:h>
        <text:p text:style-name="P38"><text:span text:style-name="T108">Cost: </text:span><text:span text:style-name="T110">3</text:span><text:span text:style-name="T107">m<text:line-break/></text:span><text:span text:style-name="T108">Type: </text:span><text:span text:style-name="T52">Simple; </text:span><text:span text:style-name="T53">W</text:span><text:span text:style-name="T52">eek</text:span><text:span text:style-name="T107"><text:line-break/></text:span><text:span text:style-name="T108">Mins: </text:span><text:span text:style-name="T41">Deception</text:span><text:span text:style-name="T40"> </text:span><text:span text:style-name="T45">1</text:span></text:p>
        <text:p text:style-name="P38"><text:span text:style-name="T45">After studying a mannerism of a target for a short time, such as handwriting, voice, or even walking pattern, the Exalt may replicate it as needed for a week, gaining (Essence) additional d</text:span><text:span text:style-name="T46">ice to do so.</text:span></text:p>
        <text:h text:style-name="P54" text:outline-level="3"><text:span text:style-name="T83">Words within Word</text:span><text:span text:style-name="T84">s</text:span></text:h>
        <text:p text:style-name="P36"><text:span text:style-name="T108">Cost: </text:span><text:span text:style-name="T110">3</text:span><text:span text:style-name="T107">m<text:line-break/></text:span><text:span text:style-name="T108">Type: </text:span><text:span text:style-name="T51">Supplemental</text:span><text:span text:style-name="T107"><text:line-break/></text:span><text:span text:style-name="T108">Mins: </text:span><text:span text:style-name="T41">Deception</text:span><text:span text:style-name="T40"> </text:span><text:span text:style-name="T43">2</text:span></text:p>
        <text:p text:style-name="P36"><text:span text:style-name="T43">By speaking </text:span><text:span text:style-name="T44">with specific phrases, deliberate pauses, and coded words, you may convey a message or socially influence a single target in a group.</text:span></text:p>
        <text:p text:style-name="P37"><text:span text:style-name="T44">T</text:span><text:span text:style-name="T32">hose attentively listening may roll an (Insight + Awareness) roll against your Guile to notice that a coded message has been spoken. Like all defenses, you may deliberately choose to fail.</text:span></text:p>
        <text:h text:style-name="P52" text:outline-level="3">False Pursuit</text:h>
        <text:p text:style-name="P34"><text:span text:style-name="T108">Cost: </text:span><text:span text:style-name="T109">4</text:span><text:span text:style-name="T107">m<text:line-break/></text:span><text:span text:style-name="T108">Type: </text:span><text:span text:style-name="T50">Simple</text:span><text:span text:style-name="T107">; Scene<text:line-break/></text:span><text:span text:style-name="T108">Mins: </text:span><text:span text:style-name="T41">Deception</text:span><text:span text:style-name="T40"> 3</text:span></text:p>
        <text:p text:style-name="P35"><text:span text:style-name="T111">On a successful (Charisma + Deception) roll against the Guile of a target, they become convinced that an ultimately benign or small point of the Scene holds great value to their </text:span><text:span text:style-name="T42">current goal</text:span><text:span text:style-name="T111">. For example, they may be convinced that </text:span><text:span text:style-name="T112">the blades used murder are made of a special composition, which is a keystone to their case, despite the blades being only slightly out of normal make.</text:span></text:p>
        <text:h text:style-name="P5" text:outline-level="2">Integrity</text:h>
        <text:h text:style-name="P5" text:outline-level="2">Leadership</text:h>
        <text:p text:style-name="P30"/>
        <text:h text:style-name="P5" text:outline-level="2">Lore</text:h>
        <text:h text:style-name="P5" text:outline-level="2">Medicine</text:h>
        <text:h text:style-name="P6" text:outline-level="2">Melee</text:h>
        <text:h text:style-name="P48" text:outline-level="3">Blow Deflecting Stance</text:h>
        <text:p text:style-name="P13">Cost: <text:span text:style-name="T57">--<text:line-break/></text:span>Type: <text:span text:style-name="T57">Permanent<text:line-break/></text:span>Mins:<text:span text:style-name="T57"> Melee 3</text:span></text:p>
        <text:p text:style-name="P15">DV may be defined as (Dexterity + Melee)/2</text:p>
        <text:h text:style-name="P5" text:outline-level="2">Navigation</text:h>
        <text:h text:style-name="P5" text:outline-level="2">Performance</text:h>
        <text:h text:style-name="P4" text:outline-level="2"/>
        <text:h text:style-name="P4" text:outline-level="2">Physique</text:h>
        <text:h text:style-name="P45" text:outline-level="3">Stone-Shattering Step</text:h>
        <text:p text:style-name="P9"><text:span text:style-name="T1">Cost: </text:span>2m<text:line-break/><text:span text:style-name="T1">Type:</text:span> Supplemental<text:line-break/><text:span text:style-name="T1">Mins: </text:span>Physique 3</text:p>
        <text:p text:style-name="P9">When taking a Move action, the Exalt may burst through any mundane wooden wall or barrier, and any mundane stone wall less than 1 meter in width.</text:p>
        <text:p text:style-name="P39">For non-mundane walls, they may add +(Essence) to <text:span text:style-name="T29">this Feat of Strength.</text:span></text:p>
        <text:h text:style-name="P56" text:outline-level="10">Greater Charms</text:h>
        <text:h text:style-name="P5" text:outline-level="2">Politics</text:h>
        <text:h text:style-name="P7" text:outline-level="2">Socialize</text:h>
        <text:h text:style-name="P5" text:outline-level="2">Stealth</text:h>
        <text:h text:style-name="P5" text:outline-level="2">Thrown</text:h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" svg:font-family="Arial" style:font-family-generic="roman" style:font-pitch="variable"/>
    <style:font-face style:name="Envision Roman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Envision Roman1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Envision Roman1" fo:font-family="'Envision Roman'" style:font-family-generic="swiss" style:font-pitch="variable" fo:font-size="20pt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0b5394" loext:opacity="100%" style:font-name="Envision Roman1" fo:font-family="'Envision Roman'" style:font-family-generic="swiss" style:font-pitch="variable" fo:font-size="18pt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list-style-name="" style:class="text">
      <style:paragraph-properties fo:margin-top="0.0799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3d85c6" loext:opacity="100%" style:font-name="Goudy" fo:font-family="Goudy" style:font-family-generic="swiss" style:font-pitch="variable" fo:font-size="12pt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4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Goudy" fo:font-family="Goudy" style:font-family-generic="swiss" style:font-pitch="variable" fo:font-size="12pt" fo:font-style="italic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style:parent-style-name="Exalted" style:next-style-name="Exalted" style:default-outline-level="5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style:parent-style-name="Exalted" style:next-style-name="Exalted" style:default-outline-level="7" style:list-style-name="" style:class="text" style:master-page-name="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style:page-number="auto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Exalted" style:family="paragraph" style:default-outline-level="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Foot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Heading_20_10" style:display-name="Heading 10" style:family="paragraph" style:parent-style-name="Exalted" style:next-style-name="Text_20_body" style:default-outline-level="10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0b5394" loext:opacity="100%" style:font-name="Envision Roman" fo:font-family="'Envision Roman'" style:font-family-generic="roman" style:font-pitch="variable" fo:font-size="18pt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Internet_20_link" style:display-name="Internet link" style:family="text">
      <style:text-properties fo:color="#2a6099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80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Exalted_20_Center" style:display-name="Exalted Center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19</text:page-number></text:p>
      </style:footer>
      <style:footer-left>
        <text:p text:style-name="MP1"><text:page-number text:select-page="current">20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/>
      </style:footer>
    </style:master-page>
    <style:master-page style:name="Converted1" style:page-layout-name="Mpm3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0-12-11T07:57:17.782000000</dc:date>
    <meta:editing-cycles>193</meta:editing-cycles>
    <meta:editing-duration>PT12H6M27S</meta:editing-duration>
    <meta:generator>LibreOffice/7.0.3.1$Windows_X86_64 LibreOffice_project/d7547858d014d4cf69878db179d326fc3483e082</meta:generator>
    <dc:creator>Samuel Smith</dc:creator>
    <meta:document-statistic meta:table-count="0" meta:image-count="0" meta:object-count="0" meta:page-count="20" meta:paragraph-count="146" meta:word-count="1647" meta:character-count="9888" meta:non-whitespace-character-count="8378"/>
  </office:meta>
</office:document-meta>
</file>